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/>
    <style:font-face style:name="Lucida Sans Unicode" svg:font-family="'Lucida Sans Unicode'"/>
    <style:font-face style:name="Mangal" svg:font-family="Mangal"/>
    <style:font-face style:name="Tahoma1" svg:font-family="Tahoma"/>
    <style:font-face style:name="Verdana" svg:font-family="Verdana"/>
    <style:font-face style:name="MS PMincho" svg:font-family="'MS PMinch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善讼的人的故事</text:p>
      <text:p text:style-name="Subtitle">赖和</text:p>
      <text:p text:style-name="Standard"><text:s/></text:p>
      <text:p text:style-name="Standard">　　「先生！可怜咧，求你向志舍讲一声，实在是真穷苦，这是先生所素知的；一具薄板仔，亲戚间已经是艰苦负担，散人〔散赤人，穷苦人〕本无富户的亲戚，志舍这样家私，少收五钱银是不关轻重，求你做好心，替我讲一声。」</text:p>
      <text:p text:style-name="Standard">　　「你我只隔一竹围，你的事情我那有不知，不过头家有些皮气，我是他所用的人，还是你去托一个相当的人来讲，五钱银他几嘴阿片就烧去了，应当是会允许。」</text:p>
      <text:p text:style-name="Standard">　　「林先生，除起你，还有什么人可拜托？草地人到这所在，不是有你在此，跨过户碇〔门槛〕都不敢，和他相当的人，要去拜托谁？总是求你做好心咧！」</text:p>
      <text:p text:style-name="Standard">　　「头家现在又正在『午眠』，我又不能主意，你下晡再来，我替你讲一声看？」</text:p>
      <text:p text:style-name="Standard">　　「人是大昨日就死去了，不能再放置下去，总求先生给管山的讲一声，让我们先去安葬，志舍醒来时若说不肯，总算让我欠些时，我当『拍拚』〔拚命〕来清还；虽赚不到，儿子也须卖来还他，定不连累到先生。」</text:p>
      <text:p text:style-name="Standard">　　「啊！」林先生叹一下气，说：「无法度！好，我写张字你提去给管山的看，等候头家醒来，我替你讲看，不过这是不一定，钱---你也着去设法。」</text:p>
      <text:p text:style-name="Standard">　　林先生是被雇在志舍家里，替他掌管账目，和办理一切事务；听说是番社庄人，是不是生番的后裔，现在没人晓得，但是他的性质却很率直果敢；当他遣走了来央求他的邻人之后，心里甚是不安，总在门前厝内，行来走去。</text:p>
      <text:p text:style-name="Standard">　　他想起头家对他所讲的话来：「在有钱人的面前，因为想得到些怜悯赏赐，人是什么都敢装做的。」他觉得这次的主意，在这款主人之下有一点不妥，同时又对主人唯利是视的行为生起反感。---「现今是钱的天下，有钱也就有名誉幸福，但是也须有无钱的人，才见得钱的威风；无钱的人，是要使有钱的享福快乐，才有他们生存的使命，神是为着有钱的人，才创造他们的。」想到主人这样自鸣得意的态度，又钩起林先生不少的憎恶。</text:p>
      <text:p text:style-name="Standard">　　觉他得在这样主人之下服务，是真无趣，因为他自己也是无钱的人。但是再一反想，为着生又不能就舍弃头路，这样想来想去，林先生也自己惘惘然不知要怎样了。</text:p>
      <text:p text:style-name="Standard">　　「喀喀喀」</text:p>
      <text:p text:style-name="Standard">　　林先生惘惘然的意识，突被这咳嗽的声惊醒，他知是主人午睡已足，现在正发阿片的瘾头，他心里愈觉不安，方才那件事，要怎样向主人讲起，犹想无意见。</text:p>
      <text:p text:style-name="Standard">　　「林先生！过午听讲有一个草地人，来求免收他墓地的钱，你答应他了吗？」</text:p>
      <text:p text:style-name="Standard">志舍阿片过了瘾，出来外面，不待林先生讲起就先问起来，因为早已得到家里的人的报告。</text:p>
      <text:p text:style-name="Standard">　　「是，因为你还在睡眠中，不敢去搅醒你，我答应他先去埋葬，但又吩咐他钱随后就要设法提来交；不过我曾对他讲：头家是真有度量的人，我替你求情看，若头家欢<text:soft-page-break/>喜，怜悯你穷苦，不收你的钱也不一定。」</text:p>
      <text:p text:style-name="Standard">　「葬下去了罢〔吧〕？」</text:p>
      <text:p text:style-name="Standard">　　「不知道，大概葬下去了。」</text:p>
      <text:p text:style-name="Standard">「这样，头家让你做就好啦！」志舍显然有些不悦了：「怜悯？世间不是被这样虚诡的道德，弄到不像样？怜悯，狗才有这心情！」</text:p>
      <text:p text:style-name="Standard">　　「志舍！不要生气，我没有答应他不收钱，曾吩咐他下晡再来....」</text:p>
      <text:p text:style-name="Standard">　　「吩咐他带钱来吗？」</text:p>
      <text:p text:style-name="Standard">　　「是！」</text:p>
      <text:p text:style-name="Standard">　　「不带来要怎样？」</text:p>
      <text:p text:style-name="Standard">　　「让他欠一些时，他当会设法来清还。」</text:p>
      <text:p text:style-name="Standard">　　「你有记帐的工夫，我可没有设帐簿的费用！」</text:p>
      <text:p text:style-name="Standard">　　「要是没有提来，我当代为赔出。」林先生也有些不服气了。</text:p>
      <text:p text:style-name="Standard">　　「你既然有钱可代赔，就不须来吃头路了。」志舍也真生气起来。</text:p>
      <text:p text:style-name="Standard">　　「这头路，谁希罕！」</text:p>
      <text:p text:style-name="Standard">　　「哼！不希罕？不希罕就须走啊！」</text:p>
      <text:p text:style-name="Standard">　　「走，有什么关系。」这时候林先生已忘记着家里有靠他生活的人们。</text:p>
      <text:p text:style-name="Standard">　　「不再央三托四才算好汉。」</text:p>
      <text:p text:style-name="Standard">　　「哈！哈，笑话！」志舍在林先生的眼里已失去头家的尊严了，「我现在要问你，你靠什么能力，要占有这一带山地？」</text:p>
      <text:p text:style-name="Standard">　　「嘻！你疯了，因为失去头路....」</text:p>
      <text:p text:style-name="Standard">　　「好头路！你的好抬举！闲话可以免讲！你若是不看破，不把山地舍弃，你总不会平安过日子。」</text:p>
      <text:p text:style-name="Standard">　　「你要吓谁呢？」</text:p>
      <text:p text:style-name="Standard">　　「你自谓有钱什么都不怕？好，试看姓林的手段！」</text:p>
      <text:p text:style-name="Standard">　　「狗屁竟也放得这样响。」</text:p>
      <text:p text:style-name="Standard">　　「空空斗嘴是无路用，我的薪水还有些未算，这是我的劳力所换来的，不是你的施与，我要同时提来去。」</text:p>
      <text:p text:style-name="Standard">　　以上是这故事的第一场面。</text:p>
      <text:p text:style-name="Standard">·　「林先生！这几日怎不见来？」</text:p>
      <text:p text:style-name="Standard">　　「前几日较有事情，此后就可以常来了。」</text:p>
      <text:p text:style-name="Standard">　　「较闲了吗？敢不是收冬啦？」</text:p>
      <text:p text:style-name="Standard">　　「我已经被辞退了。」</text:p>
      <text:p text:style-name="Standard">　　「怎样？志舍怎会辞去你？」</text:p>
      <text:p text:style-name="Standard">　　「因为一点点气，我也不高兴了。」</text:p>
      <text:p text:style-name="Standard">　　「富户家的头路，本不是易办；呼爷称舍，你也是唤不顺嘴，依原去开子曰店〔书垫〕较实在。」</text:p>
      <text:p text:style-name="Standard">　　「朋友预断我干不上四个月，但是勉强延到年外。」</text:p>
      <text:p text:style-name="Standard">　　「是因为什么事？」</text:p>
      <text:p text:style-name="Standard"><text:soft-page-break/>　　「因为墓地。」</text:p>
      <text:p text:style-name="Standard">　　「我的心中也是料想为着这层，实在每门墓地要五钱银，贫苦的人是提不起。」</text:p>
      <text:p text:style-name="Standard">　　「所以我想要来替他们出点力。」</text:p>
      <text:p text:style-name="Standard">　　「你有方法？」</text:p>
      <text:p text:style-name="Standard">　　「不过须拜托你帮帮忙。」</text:p>
      <text:p text:style-name="Standard">　　「我那有这能力？」</text:p>
      <text:p text:style-name="Standard">　　「就是有，所以要拜托你，详细我慢慢对你讲，总是求你方便，暂借你禅房住几日。」</text:p>
      <text:p text:style-name="Standard">　　「这有什么关系，只管住下去，不过我想提起官司是万万无伊法。」</text:p>
      <text:p text:style-name="Standard">　　「哈哈！你免惊，我无那样蠢，现在官司是看钱的面上，靠官那有情理好讲，须借仗大众的力量。」</text:p>
      <text:p text:style-name="Standard">　　「怎样讲呢？」</text:p>
      <text:p text:style-name="Standard">　　「因为受到艰苦的全是提不起五钱银的人，世间富有的有几家？听到有人出来计较，一定会有同情。」</text:p>
      <text:p text:style-name="Standard">　　「也有些理由，但是我总替你不安心。」</text:p>
      <text:p text:style-name="Standard">　　这两个对话的人，一个当然是林先生，一个是和尚，地点是观音亭的禅房里。</text:p>
      <text:p text:style-name="Standard">观音亭，恰在市街的中心，观音亭口又是这县城第一闹热的所在；就这个观音亭也成为小市集。由庙的三穿进入两廊去，两边排满了卖点心的担头，「咸甜饱巧」，各样皆备，中庭是恰好的讲古场；叹服孔明的，同情宋江的，赞扬黄天霸的，婉惜白玉堂的等等的人，常挤满在几条椅条上；大殿顶又被相命先生的棹仔把两边占据去，而且观音佛祖又是万家信奉的神，所以不论年节，是长年闹热的地方。</text:p>
      <text:p text:style-name="Standard">后殿虽然也热闹，却与前面有些不同，来的多是有闲工夫的人，多属于有识阶级，也多是有些年岁的人，走厌了妓寮酒馆，来这清净的地方，饮着由四方施舍来的清茶，谈论那些和自己不相干的事情；而且四城门五福户的总理，有事情要相议，也总是在这所在，就是比现时的市衙更有权威的自治团体──所谓乡董局也设在这所在，所以这地方的闲谈，世人是认为重大的议论，这所在的批评，世间就看做是非的标准。</text:p>
      <text:p text:style-name="Standard">　　但是来这所在的人，虽然是具有智能的阶级，却是无财力的居多，因为有财力的乡绅，自有他妻妾的待奉，不用来这所在的消耗他的闲岁月。因为这样关系，这所在的舆论，自然就脱离了富户人的支配，这些事情对于林先生的故事，也是真有影响。</text:p>
      <text:p text:style-name="Standard">　　志舍自林先生走后，平添了无数烦恼，这烦恼虽不是林先生作弄出来的，但以前确是未曾有过。怎样一时百姓会不驯良起来，本来是交了钱，才去做风水，现在死人埋下去后还是不交钱，管山的虽然去阻挡，大家总是不听，甚至有时还受到殴打。像我们这地方，有几万人的城市，一日中死的是不少人，全都是扛到山顶去埋葬，这是志舍一个真大的财源，现在看看要失去了，他怎会甘心，就仗着钱神的能力，去要求官府的保护。</text:p>
      <text:p text:style-name="Standard">　　不先不后，同这时候，林先生也向官府提出告诉去。告的是：志舍不应当占有全部山地做私产。他的状纸做得真好，一时被全城的百姓所传诵。大意是讲：「人是不能离开土地，离去土地人就不能生存，人生的幸福，全是出自土地的恩惠，土地尽<text:soft-page-break/>属王的所有，人民皆是王的百姓，所以不论什么人，应该享有一份土地的权利，来做他个人开拓人生幸福的基础；现在志舍这人，没有一点理由，占有那样广阔的山野田地，任其荒芜墟废，使很多的人，失去生之幸福的基础，已是不该，况且对于不幸的死人，又徵取坟地的钱，再使穷苦的人弃尸沟渠，更为无理。所以官府须把他占有权剥夺起来，给个个百姓，皆有享用的机会，又可以尽地之利，是极应当的事，官府须秉王道的公平，替多数的百姓设法。」</text:p>
      <text:p text:style-name="Standard">　　这张状纸会被这样多数的人所传诵，就因为这意见是大家所赞成的，不单止是城市里的人，就是村庄的做穑人，听着这事也都欢呼起来；多数的人──可以讲除起志舍一派以外，多在期待着这风声能成为事实，同时林先生也就为大家所爱戴了。</text:p>
      <text:p text:style-name="Standard">　　本来百姓的愿望，不能就被官府所采纳，因为百姓有利益的事，不一定就是做官人的利益，像林先生所提起的告诉，虽然是为着无钱的百姓们的利益，又不和官府的利益相冲突，但是做官人完全得不到利益，做官的是不缺少五钱银买坟地的钱，甚不以林先生的告诉为是；一面志舍又在要求保护他的利益，究竟还是钱的能力大，所以官府把百姓们不遵向来的惯例，不纳志舍的钱，便讲是林先生煽动的，用那和谋反一样重大的罪名──扰乱安宁秩序的罪，加到林先生身上，把林先生拿去坐监。</text:p>
      <text:p text:style-name="Standard">　　百姓们听到这消息，可就真正骚扰起来了，尤其是大多数无钱的人，更较激昂。</text:p>
      <text:p text:style-name="Standard">　　「为着大家的事，把林先生拿去坐监，这是什么官府？」</text:p>
      <text:p text:style-name="Standard">　　「□我们大家的俸禄，却专保护志舍一家，□钱官！」</text:p>
      <text:p text:style-name="Standard">　　「打！打到志舍家里去！」</text:p>
      <text:p text:style-name="Standard">　　「打！打到官衙去！」</text:p>
      <text:p text:style-name="Standard">　　「打！打！打去！」</text:p>
      <text:p text:style-name="Standard">　　这喊声由观音亭口喊起，到县衙口已经是聚了好几百人，有的冲进县衙把鼓乱撞起来，县大老爷原有些手腕，问到骚扰的因由，也不小胆怯，随时升堂。</text:p>
      <text:p text:style-name="Standard">　　「放出我们林先生来！」</text:p>
      <text:p text:style-name="Standard">　　「还我们林先生来！」</text:p>
      <text:p text:style-name="Standard">　　这些人看见大老爷坐堂，便一齐这样喊起来，形势真有点紧张。</text:p>
      <text:p text:style-name="Standard">　　「这公堂的地方不许大家喧哗！」</text:p>
      <text:p text:style-name="Standard">　　二爷把大老爷的话译给大家听，教大家肃静。</text:p>
      <text:p text:style-name="Standard">　　「有什么事情，可推举几个人来商量，大家这样喧哗是办不成事。」</text:p>
      <text:p text:style-name="Standard">　　对大老爷这样的要求，大家一时失了主意，暂时转觉静默，有几个人便自以为首事，走上公堂去。</text:p>
      <text:p text:style-name="Standard">　　「事情可以和这几位为首的人商量，大家请散去等待回复就好了，大家在此反有碍公事。」</text:p>
      <text:p text:style-name="Standard">　　二爷又替大老爷来教大家散开去。大家虽不愿意，但受不住衙役的催赶，便一齐退出县衙，又再聚集到观音亭口去。</text:p>
      <text:p text:style-name="Standard">　　但是等了好久，总不见那几个人自以为首的出来，就使了几人去看看什么形势，回来的报告讲：</text:p>
      <text:p text:style-name="Standard">　　「县衙已经关起了大门，里面不听见有什么人声。」</text:p>
      <text:p text:style-name="Standard"><text:soft-page-break/>　　这分明几个为首的人，也被关起来了。百姓们得到这消息，更加激愤，有的人便走进观音亭内，去讲究和县大老爷计较的方法。</text:p>
      <text:p text:style-name="Standard">　　隔日不单是城市的人，村庄的穷百姓也成群结队集到观音亭来，这条街直连到衙门口，尽被人塞满了；个个人的面上，都现着兴奋紧张的样子，真像战争就要开始一款。在这人群喧哗闹闹的中间，突然有：「罢市！不关门的先抢他！」的喊声喊起来，不一时，街头传到街尾去，「乒乒乓乓」霎时间全街面的生理店皆把门上了锁。</text:p>
      <text:p text:style-name="Standard">　　「打！打进衙门去！」</text:p>
      <text:p text:style-name="Standard">　　喊声一起，县衙大门，便被撞开了。古早的百姓真是凶蛮，动不动就直接行动起来。往过的官也怕惹动了百姓，因为往过的做官人就视做官和做生理一样，总想由做官来赚钱致荫子孙，所以常怕顶戴被摘去。像这样民众的骚动，已经不是几个衙门可以镇压得住，要去求协台派出兵队来那问题就大了。地方有了反乱，是关碍地方官的前程，这时候要保住做官的顶戴，只有对百姓让步，别无他法了。</text:p>
      <text:p text:style-name="Standard">　　林先生和那几位为首的人，虽然被众百姓的热情所解救，恢复了自由的身躯，但是他所提起的告诉，一些些也没有结果，一面林先生看见志舍雇来不少民壮，时时在巡视山场，没有纳他的钱，绝对不许埋葬，甘心把钱供给流氓罗汉，不肯对贫穷的人同情一点，愈使他愤慨；一面又被大家热烈的应援所激动，遂下了决心，似有不惜牺牲，要舍身干下去的觉悟。</text:p>
      <text:p text:style-name="Standard">　　上府城去，向道台告了一状，因为这也是志舍金钱的势力范围里，到底也是无法度。</text:p>
      <text:p text:style-name="Standard">　　「受到大家这样援助，我真感激，不过这去不知会成功不会？在我想：公道还未至由这世间灭亡，大众的穷苦，苍天是看到明明白白，一定会同情的，强横的若真没有果报，那样世间也就可知了！总是天道是难得讲，而且似乎可凭，也似不可凭；原是尽我们的力量做去，若不成功也对得自己。此去路程遥远，会得再和大家相见不会，亦属不可知；但是事情的结局怎样，大家自会得到消息。大家这样热诚，我真受不起！」</text:p>
      <text:p text:style-name="Standard">　　「林先生！保重....公道还未灭亡呢！」</text:p>
      <text:p text:style-name="Standard">　　「林先生太为难你了，一路小心！听讲他买嘱了不少歹人。」</text:p>
      <text:p text:style-name="Standard">　　「林先生不相干，歹人未至全无心肝！」</text:p>
      <text:p text:style-name="Standard">　　「林先生！保重！」</text:p>
      <text:p text:style-name="Standard">　　「林先生！林先生！....」</text:p>
      <text:p text:style-name="Standard">　　在这林先生的呼声里，开船的锣声「快快快」地响起来了。船家也烧起纸钱，帆也张满，风也正紧，一经拔起铁锚，乘着潮水，船就开向港口出去，鹿港到马尾原不须几日水程。</text:p>
      <text:p text:style-name="Standard">　　林先生到了福州因为人面生疏，地头不熟，只得住到客店去。</text:p>
      <text:p text:style-name="Standard">　　有一日林先生出去探听总督衙的门路，归来时经过茶楼门口，他亦听见讲茶楼是消遣的所在，不时有各种的人在出入，所以也就走进去，喝茶之外还想听点新闻；当他找到了座位时，听见人家正在谈论他的事，大概是载他的船，同时也把他的事运了进来，因为谈的人不认识他，便让他们插些枝叶，讲古似的谈论下去。</text:p>
      <text:p text:style-name="Standard"><text:soft-page-break/>　　「听说他进省来了，不晓得实在不实在？」</text:p>
      <text:p text:style-name="Standard">　　「实在的，有人和他同船来。」</text:p>
      <text:p text:style-name="Standard">　　「现在呢？」</text:p>
      <text:p text:style-name="Standard">　　「住在埠头客店里。」</text:p>
      <text:p text:style-name="Standard">　　「啊！有闲空儿，须来去见识这样一个人物。」</text:p>
      <text:p text:style-name="Standard">　　「要去的时候，我们可以同道。」</text:p>
      <text:p text:style-name="Standard">　　「实在须来去看看他是什么样的人物。」</text:p>
      <text:p text:style-name="Standard">　　这样逐个人对他仰慕，反使我们林先生不安起来，而且独自一个人默默饮着茶，也觉无甚趣味，正想回客店去。</text:p>
      <text:p text:style-name="Standard">　　「先生！请我喝杯茶可以吗？」忽然受着这一个不相识的形状有似乞食的人乞求，林先生一时惶惑，应答不出；那个人却似很熟识，自去林先生对面坐下，便又问道：</text:p>
      <text:p text:style-name="Standard">　　「先生似不是本地的人？」</text:p>
      <text:p text:style-name="Standard">　　「是，贵地方是初到的。」</text:p>
      <text:p text:style-name="Standard">　　「听你的口音，是不是由厦门来的？」</text:p>
      <text:p text:style-name="Standard">　　「是由....」</text:p>
      <text:p text:style-name="Standard">　　「喂！」走堂的看见座上有了客到，便来冲茶，那个人遂又吩咐说：</text:p>
      <text:p text:style-name="Standard">　　「有好的点心再拿两份来！」吩咐后又转问林先生：「是由台湾？来多久啦？」</text:p>
      <text:p text:style-name="Standard">　　「刚来不久。」</text:p>
      <text:p text:style-name="Standard">　　「有什么贵事？」</text:p>
      <text:p text:style-name="Standard">　　「没有什么别的事情。」</text:p>
      <text:p text:style-name="Standard">　　「没有事情？」那个人似不相信，随后又问：「先生是不是姓林？」</text:p>
      <text:p text:style-name="Standard">　　「是！贱姓林。」</text:p>
      <text:p text:style-name="Standard">　　「哈！啊！我知道了，一定是为着讼事来的。」</text:p>
      <text:p text:style-name="Standard">　　「....」林先生被他这话所吓，一时竟不知要怎样应〔in3：应答〕他。</text:p>
      <text:p text:style-name="Standard">　　「不要恐怕，而且也不须瞒我，先生所要做的事，我已经得清清楚楚了，我一点亦不会去妨碍先生。」</text:p>
      <text:p text:style-name="Standard">　　「嗄！蹊！」林先生只是强笑着，依然不能回答。</text:p>
      <text:p text:style-name="Standard">　　「不要紧，别人是不会注意到的，来这里喝茶的人，只会消耗光阴，说说笑笑，做不来什么事。」</text:p>
      <text:p text:style-name="Standard">　　「但是....」林先生还是踌躇着。</text:p>
      <text:p text:style-name="Standard">　　「喂！跑堂，拿开水来！」那个人一面唤跑堂，一面由怀中摸出一只小茶壶来，放到林先生面前去，珍惜地笑着对他道：「请先生看看详细，这一只茶壶就吞尽了我一份家财呢，哼！我先人遗留给我的田园厝宅，就尽装在这里。」</text:p>
      <text:p text:style-name="Standard">　　「这？是什么缘由？」林先生有些不自然的疑问。</text:p>
      <text:p text:style-name="Standard">　　「可不是？我平生别无嗜好，爱的只是几瓯好茶，什么珍贵的茶我都尝过，用的就是这个壶，用久了，茶的精英尽吸收在这壶里，先生！请打开壶盖闻闻看！」</text:p>
      <text:p text:style-name="Standard">　　「是么？」</text:p>
      <text:p text:style-name="Standard">　　当林先生俯下头刚要嗅嗅茶壶底味儿，跑堂已经拿来了热腾腾的一壶开水。</text:p>
      <text:p text:style-name="Standard"><text:soft-page-break/>　　「对不住！先生！请让我泡茶。」</text:p>
      <text:p text:style-name="Standard">　　「还拿点糖来！」林先生忙抬起头来，一边醒着鼻子，一边向走堂叮嘱着。</text:p>
      <text:p text:style-name="Standard">　　「唔，先生！我拿去──」放下水壶，跑堂的准备着取糖去。</text:p>
      <text:p text:style-name="Standard">　　「不，用不着，这壶子就没放茶叶，单挪开水泡下去，已够香甜啦。」</text:p>
      <text:p text:style-name="Standard">　　好像要证实他那茶壶的好处，那个人连忙阻止着，一面又郑重地亲自拿起水壶来冲罐；然后，放下茶叶去泡。</text:p>
      <text:p text:style-name="Standard">　　一会儿之后，一缕缕茶烟，已从两人面前的小茶瓯里冒起来了。</text:p>
      <text:p text:style-name="Standard">　　「这味儿你道怎样？先生！」那个人嗅了嗅茶烟，得意地向林先生说。</text:p>
      <text:p text:style-name="Standard">　　「唔，果然很好！」跟着，林先生也嗅了两下。</text:p>
      <text:p text:style-name="Standard">　　「我先问你，呈子送进去未？请相信我，设使你被我骗去，亦不过这一杯茶和一碟点心。」</text:p>
      <text:p text:style-name="Standard">　　茶入喉咙，那个人振作振作精神，又开始谈正经事了。</text:p>
      <text:p text:style-name="Standard">　　「还未送上去。」林先生似有了决心，相信这个形似乞食的，是可以讲话的人，遂坦白地对他讲：「正在思考，实在想不出有什么好的意思。」</text:p>
      <text:p text:style-name="Standard">　　「先生所想写的，请先讲给我听！」</text:p>
      <text:p text:style-name="Standard">　　「想先把大多数百姓的困苦讲起，然后才讲那土豪霸占那样广阔的地土，更使一般的百姓难堪。」</text:p>
      <text:p text:style-name="Standard">　　「这意思还不错，我有十六个字请先生写进呈子里去，我想当会使先生所写的增强了力量。」那个人遂用指头醮着碗里的茶向棹面写着──「生人无路，死人无土，牧羊无埔，耕牛无草。」</text:p>
      <text:p text:style-name="Standard">　　林先生看见这十六字，心里大著了一惊，这正是他所想讲而想不出要怎样去表现的意思，遂紧紧地握住那个人的手，道：</text:p>
      <text:p text:style-name="Standard">　　「先生！真真费你的关心了，先生贵姓呢？」</text:p>
      <text:p text:style-name="Standard">　　「哈哈！有没有效力，还不可知呢，问要做什么？」</text:p>
      <text:p text:style-name="Standard">　　「先生的指教，使我真有得益，而且也坚强我的自信。」</text:p>
      <text:p text:style-name="Standard">　　「先生也不是为着谢礼才出来的，我算不白费先生的茶点就可以了。」</text:p>
      <text:p text:style-name="Standard">　　「总是求先生赐个名姓！」</text:p>
      <text:p text:style-name="Standard">　　「哈哈！」那个人不再讲什么，笑着走出去，林先生要挽留他亦来不及了。虽问到跑堂的亦不知道他是什么样人，而且讲是不常见他来的，这使林先生惊疑了好久。</text:p>
      <text:p text:style-name="Standard">　　过了有些时候，我们的地方就得到林先生在省城打赢了官司的消息，志舍的山场自然是舍做公冢，牧羊放牛也不须再到大肚溪边去，穷苦的人也可以去拾些柴草。但是林先生的消息却是一向杳然，所以大家就疑是有什么意外的事，有人就以为是被他的对头〔对手〕买人陷害了。究竟如何？总无人知道，此后百姓的困苦，算已解除了，死的人也得了长眠之地。时日过久了，林先生的事也自然由大家的记忆中消失去。（这故事的大概，听讲刻在一座石碑上，这石碑是立在东门外，现在城已经拆去了，石碑不知移到什么所在，惹起问题的山场，还留有一部份做公冢。）</text:p>
      <text:p text:style-name="Standard"/>
      <text:p text:style-name="Standard">作于一九三二年十二月二十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/>
    <style:font-face style:name="Lucida Sans Unicode" svg:font-family="'Lucida Sans Unicode'"/>
    <style:font-face style:name="Mangal" svg:font-family="Mangal"/>
    <style:font-face style:name="Tahoma1" svg:font-family="Tahoma"/>
    <style:font-face style:name="Verdana" svg:font-family="Verdana"/>
    <style:font-face style:name="MS PMincho" svg:font-family="'MS PMinch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Lucida Sans Unicode" style:font-size-asian="10.5pt" style:language-asian="zh" style:country-asian="CN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MS PMincho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asian="Andale Sans UI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name-asian="Andale Sans UI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asian="Andale Sans UI"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善讼的人的故事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7T12:56:50.68</meta:creation-date>
    <meta:editing-cycles>2</meta:editing-cycles>
    <meta:editing-duration>PT37M5S</meta:editing-duration>
    <dc:description>Source: http://www-personal.umich.edu/~dporter/sampler/advocate.gb (encoded in GB2312). See also other texts referenced at http://www-personal.umich.edu/~dporter/sampler/sampler.html </dc:description>
    <dc:title>odt2daisy Test File for Mandarin Content (Monolingual)</dc:title>
    <meta:generator>LibreOffice/3.3$Win32 LibreOffice_project/330m19$Build-8</meta:generator>
    <meta:initial-creator>Christophe Strobbe</meta:initial-creator>
    <meta:document-statistic meta:table-count="0" meta:image-count="0" meta:object-count="0" meta:page-count="7" meta:paragraph-count="157" meta:word-count="3864" meta:character-count="7042"/>
    <dc:date>2011-09-07T12:57:05.17</dc:date>
    <dc:creator>Christophe Strobbe</dc:creator>
  </office:meta>
</office:document-meta>
</file>